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5F4EF9B9CBFD2DC0.png" manifest:media-type="image/png"/>
  <manifest:file-entry manifest:full-path="Pictures/10000201000002D1000003F88A253E754B8E38BF.png" manifest:media-type="image/png"/>
  <manifest:file-entry manifest:full-path="Pictures/10000201000002D1000003F8FE9488529E7583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FE9488529E75830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FE9488529E75830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8A253E754B8E38B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FE9488529E75830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8A253E754B8E38B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8A253E754B8E38B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FE9488529E75830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8A253E754B8E38B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5F4EF9B9CBFD2DC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4:49:20.394579904</meta:print-date>
    <dc:date>2024-01-24T16:16:33.265329660</dc:date>
    <meta:editing-duration>PT1H7M29S</meta:editing-duration>
    <meta:editing-cycles>13</meta:editing-cycles>
    <meta:generator>LibreOffice/6.4.7.2$Linux_X86_64 LibreOffice_project/40$Build-2</meta:generator>
    <meta:document-statistic meta:object-count="9"/>
  </office:meta>
</office:document-meta>
</file>